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0761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325 kWh</text:p>
          </table:table-cell>
          <table:table-cell office:value-type="float" office:value="2161.84" calcext:value-type="float">
            <text:p>2161.84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151.33" calcext:value-type="float">
            <text:p>151.33</text:p>
          </table:table-cell>
          <table:table-cell office:value-type="float" office:value="23.29" calcext:value-type="float">
            <text:p>23.29</text:p>
          </table:table-cell>
          <table:table-cell office:value-type="string" calcext:value-type="string">
            <text:p>T-0</text:p>
          </table:table-cell>
          <table:table-cell office:value-type="float" office:value="2504.09" calcext:value-type="float">
            <text:p>2504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329 kWh</text:p>
          </table:table-cell>
          <table:table-cell office:value-type="float" office:value="2183.09" calcext:value-type="float">
            <text:p>2183.09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T-0</text:p>
          </table:table-cell>
          <table:table-cell office:value-type="float" office:value="2526.41" calcext:value-type="float">
            <text:p>2526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53" calcext:value-type="float">
            <text:p>1.53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430 kWh</text:p>
          </table:table-cell>
          <table:table-cell office:value-type="float" office:value="2905.34" calcext:value-type="float">
            <text:p>2905.3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203.37" calcext:value-type="float">
            <text:p>203.37</text:p>
          </table:table-cell>
          <table:table-cell office:value-type="float" office:value="30.72" calcext:value-type="float">
            <text:p>30.72</text:p>
          </table:table-cell>
          <table:table-cell office:value-type="string" calcext:value-type="string">
            <text:p>T-0</text:p>
          </table:table-cell>
          <table:table-cell office:value-type="float" office:value="3307.28" calcext:value-type="float">
            <text:p>3307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.05" calcext:value-type="float">
            <text:p>2.05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429 kWh</text:p>
          </table:table-cell>
          <table:table-cell office:value-type="float" office:value="2885.57" calcext:value-type="float">
            <text:p>2885.5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01.99" calcext:value-type="float">
            <text:p>201.99</text:p>
          </table:table-cell>
          <table:table-cell office:value-type="float" office:value="30.51" calcext:value-type="float">
            <text:p>30.51</text:p>
          </table:table-cell>
          <table:table-cell office:value-type="string" calcext:value-type="string">
            <text:p>T-0</text:p>
          </table:table-cell>
          <table:table-cell office:value-type="float" office:value="3285.75" calcext:value-type="float">
            <text:p>3285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.04" calcext:value-type="float">
            <text:p>205.04</text:p>
          </table:table-cell>
          <table:table-cell office:value-type="float" office:value="6.37" calcext:value-type="float">
            <text:p>6.37</text:p>
          </table:table-cell>
          <table:table-cell office:value-type="float" office:value="160.43" calcext:value-type="float">
            <text:p>160.43</text:p>
          </table:table-cell>
          <table:table-cell office:value-type="string" calcext:value-type="string">
            <text:p>530 kWh</text:p>
          </table:table-cell>
          <table:table-cell office:value-type="float" office:value="3726.45" calcext:value-type="float">
            <text:p>3726.4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60.85" calcext:value-type="float">
            <text:p>260.85</text:p>
          </table:table-cell>
          <table:table-cell office:value-type="float" office:value="40.92" calcext:value-type="float">
            <text:p>40.92</text:p>
          </table:table-cell>
          <table:table-cell office:value-type="string" calcext:value-type="string">
            <text:p>T-0</text:p>
          </table:table-cell>
          <table:table-cell office:value-type="float" office:value="4400.06" calcext:value-type="float">
            <text:p>440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450 kWh</text:p>
          </table:table-cell>
          <table:table-cell office:value-type="float" office:value="3012.33" calcext:value-type="float">
            <text:p>3012.33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210.86" calcext:value-type="float">
            <text:p>210.86</text:p>
          </table:table-cell>
          <table:table-cell office:value-type="float" office:value="31.77" calcext:value-type="float">
            <text:p>31.77</text:p>
          </table:table-cell>
          <table:table-cell office:value-type="string" calcext:value-type="string">
            <text:p>T-0</text:p>
          </table:table-cell>
          <table:table-cell office:value-type="float" office:value="3419.25" calcext:value-type="float">
            <text:p>3419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.6" calcext:value-type="float">
            <text:p>1.6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454 kWh</text:p>
          </table:table-cell>
          <table:table-cell office:value-type="float" office:value="3028.8" calcext:value-type="float">
            <text:p>3028.8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212.02" calcext:value-type="float">
            <text:p>212.02</text:p>
          </table:table-cell>
          <table:table-cell office:value-type="float" office:value="31.92" calcext:value-type="float">
            <text:p>31.92</text:p>
          </table:table-cell>
          <table:table-cell office:value-type="string" calcext:value-type="string">
            <text:p>T-0</text:p>
          </table:table-cell>
          <table:table-cell office:value-type="float" office:value="3437.96" calcext:value-type="float">
            <text:p>3437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.92" calcext:value-type="float">
            <text:p>1.92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456 kWh</text:p>
          </table:table-cell>
          <table:table-cell office:value-type="float" office:value="3030.55" calcext:value-type="float">
            <text:p>3030.5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212.14" calcext:value-type="float">
            <text:p>212.1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T-0</text:p>
          </table:table-cell>
          <table:table-cell office:value-type="float" office:value="3439.5" calcext:value-type="float">
            <text:p>343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.69" calcext:value-type="float">
            <text:p>201.69</text:p>
          </table:table-cell>
          <table:table-cell office:value-type="float" office:value="4.22" calcext:value-type="float">
            <text:p>4.22</text:p>
          </table:table-cell>
          <table:table-cell office:value-type="float" office:value="157.81" calcext:value-type="float">
            <text:p>157.81</text:p>
          </table:table-cell>
          <table:table-cell office:value-type="string" calcext:value-type="string">
            <text:p>518 kWh</text:p>
          </table:table-cell>
          <table:table-cell office:value-type="float" office:value="3484.47" calcext:value-type="float">
            <text:p>3484.47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243.91" calcext:value-type="float">
            <text:p>243.91</text:p>
          </table:table-cell>
          <table:table-cell office:value-type="float" office:value="38.44" calcext:value-type="float">
            <text:p>38.44</text:p>
          </table:table-cell>
          <table:table-cell office:value-type="string" calcext:value-type="string">
            <text:p>T-0</text:p>
          </table:table-cell>
          <table:table-cell office:value-type="float" office:value="4130.54" calcext:value-type="float">
            <text:p>4130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.53" calcext:value-type="float">
            <text:p>196.53</text:p>
          </table:table-cell>
          <table:table-cell office:value-type="float" office:value="6.35" calcext:value-type="float">
            <text:p>6.35</text:p>
          </table:table-cell>
          <table:table-cell office:value-type="float" office:value="161.87" calcext:value-type="float">
            <text:p>161.87</text:p>
          </table:table-cell>
          <table:table-cell office:value-type="string" calcext:value-type="string">
            <text:p>556 kWh</text:p>
          </table:table-cell>
          <table:table-cell office:value-type="float" office:value="3856.37" calcext:value-type="float">
            <text:p>3856.37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269.95" calcext:value-type="float">
            <text:p>269.95</text:p>
          </table:table-cell>
          <table:table-cell office:value-type="float" office:value="42.15" calcext:value-type="float">
            <text:p>42.15</text:p>
          </table:table-cell>
          <table:table-cell office:value-type="string" calcext:value-type="string">
            <text:p>T-0</text:p>
          </table:table-cell>
          <table:table-cell office:value-type="float" office:value="4533.22" calcext:value-type="float">
            <text:p>4533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.46" calcext:value-type="float">
            <text:p>1.46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467 kWh</text:p>
          </table:table-cell>
          <table:table-cell office:value-type="float" office:value="3004.03" calcext:value-type="float">
            <text:p>3004.03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210.28" calcext:value-type="float">
            <text:p>210.28</text:p>
          </table:table-cell>
          <table:table-cell office:value-type="float" office:value="31.66" calcext:value-type="float">
            <text:p>31.66</text:p>
          </table:table-cell>
          <table:table-cell office:value-type="string" calcext:value-type="string">
            <text:p>T-0</text:p>
          </table:table-cell>
          <table:table-cell office:value-type="float" office:value="3409.22" calcext:value-type="float">
            <text:p>3409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.21" calcext:value-type="float">
            <text:p>1.21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432 kWh</text:p>
          </table:table-cell>
          <table:table-cell office:value-type="float" office:value="2753.33" calcext:value-type="float">
            <text:p>2753.3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92.73" calcext:value-type="float">
            <text:p>192.73</text:p>
          </table:table-cell>
          <table:table-cell office:value-type="float" office:value="29.14" calcext:value-type="float">
            <text:p>29.14</text:p>
          </table:table-cell>
          <table:table-cell office:value-type="string" calcext:value-type="string">
            <text:p>T-0</text:p>
          </table:table-cell>
          <table:table-cell office:value-type="float" office:value="3137.56" calcext:value-type="float">
            <text:p>3137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8:00:27.506000000</meta:creation-date>
    <dc:date>2018-03-27T08:03:12.397000000</dc:date>
    <meta:editing-duration>PT2M45S</meta:editing-duration>
    <meta:editing-cycles>1</meta:editing-cycles>
    <meta:document-statistic meta:table-count="1" meta:cell-count="152" meta:object-count="0"/>
    <meta:generator>LibreOffice/5.3.4.2$Windows_x86 LibreOffice_project/f82d347ccc0be322489bf7da61d7e4ad13fe2ff3</meta:generator>
  </office:meta>
</office:document-meta>
</file>